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Code" svg:font-family="'Cascadi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variant="normal" fo:text-transform="none" fo:color="#1c1d1f" loext:opacity="100%" style:text-line-through-style="none" style:text-line-through-type="none" style:font-name="Cascadia Code" fo:font-size="12pt" fo:letter-spacing="normal" fo:font-style="normal" style:text-underline-style="none" fo:font-weight="bold" officeooo:rsid="003c9f4b" officeooo:paragraph-rsid="003c9f4b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3ca8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</text:span>ddsafasfa<text:span text:style-name="T1">fsf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Code" svg:font-family="'Cascadi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0.9cm" style:num-format="1" style:print-orientation="landscape" fo:margin-top="0.499cm" fo:margin-bottom="0.6cm" fo:margin-left="1cm" fo:margin-right="1.4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.499cm">
        <style:columns fo:column-count="2" fo:column-gap="0cm">
          <style:column-sep style:width="0.016cm" style:color="#000000" style:height="100%" style:style="non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border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23T09:37:15.119000000</meta:creation-date>
    <dc:date>2022-11-09T07:24:19.683000000</dc:date>
    <meta:editing-duration>PT8H46M52S</meta:editing-duration>
    <meta:editing-cycles>40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" meta:word-count="1" meta:character-count="13" meta:non-whitespace-character-count="13"/>
  </office:meta>
</office:document-meta>
</file>